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subtitle">
      <style:graphic-properties draw:fill-color="#ffffff" fo:min-height="12.179cm"/>
    </style:style>
    <style:style style:name="P1" style:family="paragraph">
      <style:text-properties fo:font-size="20pt"/>
    </style:style>
    <style:style style:name="P2" style:family="paragraph">
      <style:paragraph-properties fo:text-align="star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troduction to Android Developmen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Notes are on github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ndroid for Newbies</text:p>
          </draw:text-box>
        </draw:frame>
        <draw:frame presentation:style-name="pr4" draw:layer="layout" svg:width="25.199cm" svg:height="12.179cm" svg:x="1.4cm" svg:y="4.914cm" presentation:class="subtitle">
          <draw:text-box>
            <text:list text:style-name="L1">
              <text:list-item>
                <text:p text:style-name="P2">Development Environments</text:p>
              </text:list-item>
              <text:list-item>
                <text:p text:style-name="P2">Hello, World!</text:p>
              </text:list-item>
              <text:list-item>
                <text:p text:style-name="P2">Activity Lifecycle</text:p>
              </text:list-item>
              <text:list-item>
                <text:p text:style-name="P2">Development Guide</text:p>
              </text:list-item>
              <text:list-item>
                <text:p text:style-name="P2">Style Guide</text:p>
              </text:list-item>
              <text:list-item>
                <text:p text:style-name="P2">Google Play Store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velopment Environment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ndroid Studio</text:p>
                <text:list>
                  <text:list-item>
                    <text:p><text:span text:style-name="T1"><text:a xlink:href="https://developer.android.com/tools/studio/index.html" xlink:type="simple">https://developer.android.com/tools/studio/index.html</text:a></text:span></text:p>
                  </text:list-item>
                  <text:list-item>
                    <text:p>Download</text:p>
                  </text:list-item>
                  <text:list-item>
                    <text:p>Unzip</text:p>
                  </text:list-item>
                  <text:list-item>
                    <text:p>./studio.sh</text:p>
                  </text:list-item>
                  <text:list-item>
                    <text:p>Installation Wizard grabs the rest of the SD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ing a new projec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Large collection of sample code</text:p>
                <text:list>
                  <text:list-item>
                    <text:p>File → New → Import Sample</text:p>
                  </text:list-item>
                </text:list>
              </text:list-item>
              <text:list-item>
                <text:p>Create an empty project</text:p>
                <text:list>
                  <text:list-item>
                    <text:p>Project setup wizard</text:p>
                    <text:list>
                      <text:list-item>
                        <text:p>Activity layout xml lives in app/resource/layout</text:p>
                      </text:list-item>
                      <text:list-item>
                        <text:p>Run it! (almost)</text:p>
                      </text:list-item>
                    </text:list>
                  </text:list-item>
                  <text:list-item>
                    <text:p>AVD</text:p>
                    <text:list>
                      <text:list-item>
                        <text:p>Setup a device</text:p>
                      </text:list-item>
                      <text:list-item>
                        <text:p>Download the OS</text:p>
                      </text:list-item>
                      <text:list-item>
                        <text:p>Run it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al devic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Enable developer settings</text:p>
                <text:list>
                  <text:list-item>
                    <text:p>Secret Knock</text:p>
                    <text:list>
                      <text:list-item>
                        <text:p>Settings → About Phone → Build number</text:p>
                      </text:list-item>
                      <text:list-item>
                        <text:p>Tap seven times</text:p>
                      </text:list-item>
                      <text:list-item>
                        <text:p>I'm serious</text:p>
                      </text:list-item>
                    </text:list>
                  </text:list-item>
                  <text:list-item>
                    <text:p>Developer Options</text:p>
                    <text:list>
                      <text:list-item>
                        <text:p>Connect to the PC first. Signing keys needed</text:p>
                      </text:list-item>
                      <text:list-item>
                        <text:p>Enable android debugging</text:p>
                      </text:list-item>
                      <text:list-item>
                        <text:p>Plug it in and it appears next to the emulators</text:p>
                      </text:list-item>
                      <text:list-item>
                        <text:p>Drivers are your proble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Developer Guid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<text:a xlink:href="https://developer.android.com/training/index.html" xlink:type="simple">https://developer.android.com/training/index.html</text:a></text:span></text:p>
              </text:list-item>
              <text:list-item>
                <text:p>Sqlite and _id</text:p>
              </text:list-item>
              <text:list-item>
                <text:p>Garbage collector</text:p>
                <text:list>
                  <text:list-item>
                    <text:p>Reduce</text:p>
                  </text:list-item>
                  <text:list-item>
                    <text:p>Reuse</text:p>
                  </text:list-item>
                  <text:list-item>
                    <text:p>Recyc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Style Guid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a xlink:href="https://developer.android.com/design/index.html" xlink:type="simple">https://developer.android.com/design/index.html</text:a></text:p>
              </text:list-item>
              <text:list-item>
                <text:p>How should things look</text:p>
                <text:list>
                  <text:list-item>
                    <text:p>Icons</text:p>
                  </text:list-item>
                  <text:list-item>
                    <text:p>Layouts</text:p>
                  </text:list-item>
                  <text:list-item>
                    <text:p>Animations</text:p>
                  </text:list-item>
                </text:list>
              </text:list-item>
              <text:list-item>
                <text:p>Lots to read</text:p>
              </text:list-item>
              <text:list-item>
                <text:p>Lots to wat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Google play stor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osts $25 to register</text:p>
              </text:list-item>
              <text:list-item>
                <text:p>No renewal fee</text:p>
              </text:list-item>
              <text:list-item>
                <text:p>No review process</text:p>
              </text:list-item>
              <text:list-item>
                <text:p>Lots of information about your users</text:p>
                <text:list>
                  <text:list-item>
                    <text:p>Countries</text:p>
                  </text:list-item>
                  <text:list-item>
                    <text:p>Languages</text:p>
                  </text:list-item>
                  <text:list-item>
                    <text:p>Devices</text:p>
                  </text:list-item>
                  <text:list-item>
                    <text:p>Err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Crazy Stuff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Native developer kit (NDK)</text:p>
                <text:list>
                  <text:list-item>
                    <text:p>Program in C instead</text:p>
                  </text:list-item>
                  <text:list-item>
                    <text:p>Only for extreme high performance requirements</text:p>
                  </text:list-item>
                  <text:list-item>
                    <text:p><text:span text:style-name="T1"><text:a xlink:href="http://developer.android.com/tools/sdk/ndk/index.html" xlink:type="simple">http://developer.android.com/tools/sdk/ndk/index.html</text:a></text:span></text:p>
                  </text:list-item>
                </text:list>
              </text:list-item>
              <text:list-item>
                <text:p>Java Native Interface</text:p>
                <text:list>
                  <text:list-item>
                    <text:p>Connect Java apps to native apps</text:p>
                  </text:list-item>
                  <text:list-item>
                    <text:p>Write game in Java. Write graphics engine in 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7T22:29:15.539459260</meta:creation-date>
    <meta:editing-duration>PT3M48S</meta:editing-duration>
    <meta:editing-cycles>5</meta:editing-cycles>
    <meta:generator>LibreOffice/4.2.8.2$Linux_X86_64 LibreOffice_project/420m0$Build-2</meta:generator>
    <dc:date>2016-05-22T20:19:48.557141394</dc:date>
    <meta:document-statistic meta:object-count="57"/>
  </office:meta>
</office:document-meta>
</file>